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Performance" table:style-name="ta1">
        <table:shapes>
          <draw:frame draw:z-index="0" draw:style-name="gr1" svg:width="8cm" svg:height="5cm" svg:x="24.053cm" svg:y="1.44cm">
            <draw:object draw:notify-on-update-of-ranges="Performance.B3:Performance.C3 Performance.B4:Performance.C14 Performance.D3:Performance.D3 Performance.D4:Performance.D14 Performance.E3:Performance.E3 Performance.E4:Performance.E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8cm" svg:height="5cm" svg:x="32.811cm" svg:y="1.411cm">
            <draw:object draw:notify-on-update-of-ranges="Performance.H3:Performance.I3 Performance.H4:Performance.I14 Performance.J3:Performance.J3 Performance.J4:Performance.J14 Performance.K3:Performance.K3 Performance.K4:Performance.K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8cm" svg:height="5cm" svg:x="23.997cm" svg:y="7.097cm">
            <draw:object draw:notify-on-update-of-ranges="Performance.B16:Performance.C16 Performance.B17:Performance.C27 Performance.D16:Performance.D16 Performance.D17:Performance.D27 Performance.E16:Performance.E16 Performance.E17:Performance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8cm" svg:height="5cm" svg:x="32.811cm" svg:y="7.043cm">
            <draw:object draw:notify-on-update-of-ranges="Performance.H16:Performance.I16 Performance.H17:Performance.I27 Performance.J16:Performance.J16 Performance.J17:Performance.J27 Performance.K16:Performance.K16 Performance.K17:Performance.K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8cm" svg:height="5cm" svg:x="23.942cm" svg:y="12.939cm">
            <draw:object draw:notify-on-update-of-ranges="Performance.B29:Performance.C29 Performance.B30:Performance.C40 Performance.D29:Performance.D29 Performance.D30:Performance.D40 Performance.E29:Performance.E29 Performance.E30:Performance.E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1" svg:width="8cm" svg:height="5cm" svg:x="32.756cm" svg:y="12.432cm">
            <draw:object draw:notify-on-update-of-ranges="Performance.H29:Performance.I29 Performance.H30:Performance.I40 Performance.J29:Performance.J29 Performance.J30:Performance.J40 Performance.K29:Performance.K29 Performance.K30:Performance.K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1"/>
        </table:table-row>
        <table:table-row table:style-name="ro1">
          <table:table-cell office:value-type="string">
            <text:p>Jetty</text:p>
          </table:table-cell>
          <table:table-cell office:value-type="string">
            <text:p>1n/1d</text:p>
          </table:table-cell>
          <table:table-cell office:value-type="string">
            <text:p>L</text:p>
          </table:table-cell>
          <table:table-cell office:value-type="float" office:value="595">
            <text:p>595</text:p>
          </table:table-cell>
          <table:table-cell office:value-type="float" office:value="142816">
            <text:p>142816</text:p>
          </table:table-cell>
          <table:table-cell table:number-columns-repeated="2"/>
          <table:table-cell office:value-type="string">
            <text:p>1n/1d</text:p>
          </table:table-cell>
          <table:table-cell office:value-type="string">
            <text:p>L</text:p>
          </table:table-cell>
          <table:table-cell office:value-type="float" office:value="100.64">
            <text:p>100.64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n/1d</text:p>
          </table:table-cell>
          <table:table-cell office:value-type="string">
            <text:p>M</text:p>
          </table:table-cell>
          <table:table-cell office:value-type="float" office:value="595">
            <text:p>595</text:p>
          </table:table-cell>
          <table:table-cell office:value-type="float" office:value="142036">
            <text:p>142036</text:p>
          </table:table-cell>
          <table:table-cell table:number-columns-repeated="2"/>
          <table:table-cell office:value-type="string">
            <text:p>1n/1d</text:p>
          </table:table-cell>
          <table:table-cell office:value-type="string">
            <text:p>M</text:p>
          </table:table-cell>
          <table:table-cell office:value-type="float" office:value="100.68">
            <text:p>100.68</text:p>
          </table:table-cell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n/1d</text:p>
          </table:table-cell>
          <table:table-cell office:value-type="string">
            <text:p>O</text:p>
          </table:table-cell>
          <table:table-cell office:value-type="float" office:value="593">
            <text:p>593</text:p>
          </table:table-cell>
          <table:table-cell office:value-type="float" office:value="311287">
            <text:p>311287</text:p>
          </table:table-cell>
          <table:table-cell table:number-columns-repeated="2"/>
          <table:table-cell office:value-type="string">
            <text:p>1n/1d</text:p>
          </table:table-cell>
          <table:table-cell office:value-type="string">
            <text:p>O</text:p>
          </table:table-cell>
          <table:table-cell office:value-type="float" office:value="101.01">
            <text:p>101.01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n/10d</text:p>
          </table:table-cell>
          <table:table-cell office:value-type="string">
            <text:p>L</text:p>
          </table:table-cell>
          <table:table-cell office:value-type="float" office:value="5915">
            <text:p>5915</text:p>
          </table:table-cell>
          <table:table-cell office:value-type="float" office:value="807110">
            <text:p>807110</text:p>
          </table:table-cell>
          <table:table-cell table:number-columns-repeated="2"/>
          <table:table-cell office:value-type="string">
            <text:p>10n/10d</text:p>
          </table:table-cell>
          <table:table-cell office:value-type="string">
            <text:p>L</text:p>
          </table:table-cell>
          <table:table-cell office:value-type="float" office:value="101.75">
            <text:p>101.7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n/10d</text:p>
          </table:table-cell>
          <table:table-cell office:value-type="string">
            <text:p>M</text:p>
          </table:table-cell>
          <table:table-cell office:value-type="float" office:value="5912">
            <text:p>5912</text:p>
          </table:table-cell>
          <table:table-cell office:value-type="float" office:value="597241">
            <text:p>597241</text:p>
          </table:table-cell>
          <table:table-cell table:number-columns-repeated="2"/>
          <table:table-cell office:value-type="string">
            <text:p>10n/10d</text:p>
          </table:table-cell>
          <table:table-cell office:value-type="string">
            <text:p>M</text:p>
          </table:table-cell>
          <table:table-cell office:value-type="float" office:value="102.92">
            <text:p>102.92</text:p>
          </table:table-cell>
          <table:table-cell office:value-type="float" office:value="1.95">
            <text:p>1.95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n/10d</text:p>
          </table:table-cell>
          <table:table-cell office:value-type="string">
            <text:p>O</text:p>
          </table:table-cell>
          <table:table-cell office:value-type="float" office:value="5846">
            <text:p>5846</text:p>
          </table:table-cell>
          <table:table-cell office:value-type="float" office:value="765409">
            <text:p>765409</text:p>
          </table:table-cell>
          <table:table-cell table:number-columns-repeated="2"/>
          <table:table-cell office:value-type="string">
            <text:p>10n/10d</text:p>
          </table:table-cell>
          <table:table-cell office:value-type="string">
            <text:p>O</text:p>
          </table:table-cell>
          <table:table-cell office:value-type="float" office:value="107">
            <text:p>107</text:p>
          </table:table-cell>
          <table:table-cell office:value-type="float" office:value="1.17">
            <text:p>1.1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d</text:p>
          </table:table-cell>
          <table:table-cell office:value-type="string">
            <text:p>L</text:p>
          </table:table-cell>
          <table:table-cell office:value-type="float" office:value="55824">
            <text:p>55824</text:p>
          </table:table-cell>
          <table:table-cell office:value-type="float" office:value="993957">
            <text:p>993957</text:p>
          </table:table-cell>
          <table:table-cell table:number-columns-repeated="2"/>
          <table:table-cell office:value-type="string">
            <text:p>100n/100d</text:p>
          </table:table-cell>
          <table:table-cell office:value-type="string">
            <text:p>L</text:p>
          </table:table-cell>
          <table:table-cell office:value-type="float" office:value="111.99">
            <text:p>111.9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d</text:p>
          </table:table-cell>
          <table:table-cell office:value-type="string">
            <text:p>M</text:p>
          </table:table-cell>
          <table:table-cell office:value-type="float" office:value="53646">
            <text:p>53646</text:p>
          </table:table-cell>
          <table:table-cell office:value-type="float" office:value="568347">
            <text:p>568347</text:p>
          </table:table-cell>
          <table:table-cell table:number-columns-repeated="2"/>
          <table:table-cell office:value-type="string">
            <text:p>100n/100d</text:p>
          </table:table-cell>
          <table:table-cell office:value-type="string">
            <text:p>M</text:p>
          </table:table-cell>
          <table:table-cell office:value-type="float" office:value="120.74">
            <text:p>120.74</text:p>
          </table:table-cell>
          <table:table-cell office:value-type="float" office:value="16.75">
            <text:p>16.75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n/100d</text:p>
          </table:table-cell>
          <table:table-cell office:value-type="string">
            <text:p>O</text:p>
          </table:table-cell>
          <table:table-cell office:value-type="float" office:value="53836">
            <text:p>53836</text:p>
          </table:table-cell>
          <table:table-cell office:value-type="float" office:value="724884">
            <text:p>724884</text:p>
          </table:table-cell>
          <table:table-cell table:number-columns-repeated="2"/>
          <table:table-cell office:value-type="string">
            <text:p>100n/100d</text:p>
          </table:table-cell>
          <table:table-cell office:value-type="string">
            <text:p>O</text:p>
          </table:table-cell>
          <table:table-cell office:value-type="float" office:value="124.03">
            <text:p>124.03</text:p>
          </table:table-cell>
          <table:table-cell office:value-type="float" office:value="16.26">
            <text:p>16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d</text:p>
          </table:table-cell>
          <table:table-cell office:value-type="string">
            <text:p>L</text:p>
          </table:table-cell>
          <table:table-cell office:value-type="float" office:value="36696">
            <text:p>36696</text:p>
          </table:table-cell>
          <table:table-cell office:value-type="float" office:value="1102421">
            <text:p>1102421</text:p>
          </table:table-cell>
          <table:table-cell table:number-columns-repeated="2"/>
          <table:table-cell office:value-type="string">
            <text:p>1000n/100d</text:p>
          </table:table-cell>
          <table:table-cell office:value-type="string">
            <text:p>L</text:p>
          </table:table-cell>
          <table:table-cell office:value-type="float" office:value="197.4">
            <text:p>197.4</text:p>
          </table:table-cell>
          <table:table-cell office:value-type="float" office:value="80.6">
            <text:p>80.6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d</text:p>
          </table:table-cell>
          <table:table-cell office:value-type="string">
            <text:p>M</text:p>
          </table:table-cell>
          <table:table-cell office:value-type="float" office:value="29525">
            <text:p>29525</text:p>
          </table:table-cell>
          <table:table-cell office:value-type="float" office:value="573639">
            <text:p>573639</text:p>
          </table:table-cell>
          <table:table-cell table:number-columns-repeated="2"/>
          <table:table-cell office:value-type="string">
            <text:p>1000n/100d</text:p>
          </table:table-cell>
          <table:table-cell office:value-type="string">
            <text:p>M</text:p>
          </table:table-cell>
          <table:table-cell office:value-type="float" office:value="197.43">
            <text:p>197.43</text:p>
          </table:table-cell>
          <table:table-cell office:value-type="float" office:value="89.03">
            <text:p>89.03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d</text:p>
          </table:table-cell>
          <table:table-cell office:value-type="string">
            <text:p>O</text:p>
          </table:table-cell>
          <table:table-cell office:value-type="float" office:value="32247">
            <text:p>32247</text:p>
          </table:table-cell>
          <table:table-cell office:value-type="float" office:value="762511">
            <text:p>762511</text:p>
          </table:table-cell>
          <table:table-cell table:number-columns-repeated="2"/>
          <table:table-cell office:value-type="string">
            <text:p>1000n/100d</text:p>
          </table:table-cell>
          <table:table-cell office:value-type="string">
            <text:p>O</text:p>
          </table:table-cell>
          <table:table-cell office:value-type="float" office:value="267.1">
            <text:p>267.1</text:p>
          </table:table-cell>
          <table:table-cell office:value-type="float" office:value="137.07">
            <text:p>137.07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d</text:p>
          </table:table-cell>
          <table:table-cell office:value-type="string">
            <text:p>L</text:p>
          </table:table-cell>
          <table:table-cell office:value-type="float" office:value="90021">
            <text:p>90021</text:p>
          </table:table-cell>
          <table:table-cell office:value-type="float" office:value="120124">
            <text:p>120124</text:p>
          </table:table-cell>
          <table:table-cell table:number-columns-repeated="2"/>
          <table:table-cell office:value-type="string">
            <text:p>1000n/1000d</text:p>
          </table:table-cell>
          <table:table-cell office:value-type="string">
            <text:p>L</text:p>
          </table:table-cell>
          <table:table-cell office:value-type="float" office:value="681.08">
            <text:p>681.08</text:p>
          </table:table-cell>
          <table:table-cell office:value-type="float" office:value="503.88">
            <text:p>503.88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d</text:p>
          </table:table-cell>
          <table:table-cell office:value-type="string">
            <text:p>M</text:p>
          </table:table-cell>
          <table:table-cell office:value-type="float" office:value="73241">
            <text:p>73241</text:p>
          </table:table-cell>
          <table:table-cell office:value-type="float" office:value="513316">
            <text:p>513316</text:p>
          </table:table-cell>
          <table:table-cell table:number-columns-repeated="2"/>
          <table:table-cell office:value-type="string">
            <text:p>1000n/1000d</text:p>
          </table:table-cell>
          <table:table-cell office:value-type="string">
            <text:p>M</text:p>
          </table:table-cell>
          <table:table-cell office:value-type="float" office:value="891.65">
            <text:p>891.65</text:p>
          </table:table-cell>
          <table:table-cell office:value-type="float" office:value="142.62">
            <text:p>142.62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0d</text:p>
          </table:table-cell>
          <table:table-cell office:value-type="string">
            <text:p>O</text:p>
          </table:table-cell>
          <table:table-cell office:value-type="float" office:value="110170">
            <text:p>110170</text:p>
          </table:table-cell>
          <table:table-cell office:value-type="float" office:value="683776">
            <text:p>683776</text:p>
          </table:table-cell>
          <table:table-cell table:number-columns-repeated="2"/>
          <table:table-cell office:value-type="string">
            <text:p>1000n/1000d</text:p>
          </table:table-cell>
          <table:table-cell office:value-type="string">
            <text:p>O</text:p>
          </table:table-cell>
          <table:table-cell office:value-type="float" office:value="704.16">
            <text:p>704.16</text:p>
          </table:table-cell>
          <table:table-cell office:value-type="float" office:value="197.85">
            <text:p>197.85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n/1000d</text:p>
          </table:table-cell>
          <table:table-cell office:value-type="string">
            <text:p>L</text:p>
          </table:table-cell>
          <table:table-cell office:value-type="float" office:value="89420">
            <text:p>89420</text:p>
          </table:table-cell>
          <table:table-cell office:value-type="float" office:value="11955">
            <text:p>11955</text:p>
          </table:table-cell>
          <table:table-cell table:number-columns-repeated="2"/>
          <table:table-cell office:value-type="string">
            <text:p>100n/1000d</text:p>
          </table:table-cell>
          <table:table-cell office:value-type="string">
            <text:p>L</text:p>
          </table:table-cell>
          <table:table-cell office:value-type="float" office:value="688.5">
            <text:p>688.5</text:p>
          </table:table-cell>
          <table:table-cell office:value-type="float" office:value="504.54">
            <text:p>504.54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n/1000d</text:p>
          </table:table-cell>
          <table:table-cell office:value-type="string">
            <text:p>M</text:p>
          </table:table-cell>
          <table:table-cell office:value-type="float" office:value="75439">
            <text:p>75439</text:p>
          </table:table-cell>
          <table:table-cell office:value-type="float" office:value="476279">
            <text:p>476279</text:p>
          </table:table-cell>
          <table:table-cell table:number-columns-repeated="2"/>
          <table:table-cell office:value-type="string">
            <text:p>100n/1000d</text:p>
          </table:table-cell>
          <table:table-cell office:value-type="string">
            <text:p>M</text:p>
          </table:table-cell>
          <table:table-cell office:value-type="float" office:value="886.59">
            <text:p>886.59</text:p>
          </table:table-cell>
          <table:table-cell office:value-type="float" office:value="19.49">
            <text:p>19.49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n/1000d</text:p>
          </table:table-cell>
          <table:table-cell office:value-type="string">
            <text:p>O</text:p>
          </table:table-cell>
          <table:table-cell office:value-type="float" office:value="107401">
            <text:p>107401</text:p>
          </table:table-cell>
          <table:table-cell office:value-type="float" office:value="647503">
            <text:p>647503</text:p>
          </table:table-cell>
          <table:table-cell table:number-columns-repeated="2"/>
          <table:table-cell office:value-type="string">
            <text:p>100n/1000d</text:p>
          </table:table-cell>
          <table:table-cell office:value-type="string">
            <text:p>O</text:p>
          </table:table-cell>
          <table:table-cell office:value-type="float" office:value="636.52">
            <text:p>636.52</text:p>
          </table:table-cell>
          <table:table-cell office:value-type="float" office:value="19.06">
            <text:p>19.0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hroughput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 table:style-name="ce3" office:value-type="string">
            <text:p>FAIL DB</text:p>
          </table:table-cell>
          <table:table-cell table:style-name="ce3" office:value-type="string">
            <text:p>FAIL CPU</text:p>
          </table:table-cell>
          <table:table-cell table:style-name="ce1" office:value-type="string">
            <text:p>Latency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AJAX</text:p>
          </table:table-cell>
          <table:table-cell table:style-name="ce1" office:value-type="string">
            <text:p>NEWS</text:p>
          </table:table-cell>
          <table:table-cell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d</text:p>
          </table:table-cell>
          <table:table-cell office:value-type="string">
            <text:p>L</text:p>
          </table:table-cell>
          <table:table-cell office:value-type="float" office:value="72393">
            <text:p>72393</text:p>
          </table:table-cell>
          <table:table-cell office:value-type="float" office:value="878637">
            <text:p>878637</text:p>
          </table:table-cell>
          <table:table-cell table:number-columns-repeated="2"/>
          <table:table-cell office:value-type="string">
            <text:p>10000n/1000d</text:p>
          </table:table-cell>
          <table:table-cell office:value-type="string">
            <text:p>L</text:p>
          </table:table-cell>
          <table:table-cell office:value-type="float" office:value="995.91">
            <text:p>995.91</text:p>
          </table:table-cell>
          <table:table-cell office:value-type="float" office:value="849.81">
            <text:p>849.8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d</text:p>
          </table:table-cell>
          <table:table-cell office:value-type="string">
            <text:p>M</text:p>
          </table:table-cell>
          <table:table-cell office:value-type="float" office:value="33000">
            <text:p>33000</text:p>
          </table:table-cell>
          <table:table-cell office:value-type="float" office:value="553239">
            <text:p>553239</text:p>
          </table:table-cell>
          <table:table-cell table:number-columns-repeated="2"/>
          <table:table-cell office:value-type="string">
            <text:p>10000n/1000d</text:p>
          </table:table-cell>
          <table:table-cell office:value-type="string">
            <text:p>M</text:p>
          </table:table-cell>
          <table:table-cell office:value-type="float" office:value="597.62">
            <text:p>597.62</text:p>
          </table:table-cell>
          <table:table-cell office:value-type="float" office:value="402.68">
            <text:p>402.68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0n/1000d</text:p>
          </table:table-cell>
          <table:table-cell office:value-type="string">
            <text:p>O</text:p>
          </table:table-cell>
          <table:table-cell office:value-type="float" office:value="59487">
            <text:p>59487</text:p>
          </table:table-cell>
          <table:table-cell office:value-type="float" office:value="666253">
            <text:p>666253</text:p>
          </table:table-cell>
          <table:table-cell table:number-columns-repeated="2"/>
          <table:table-cell office:value-type="string">
            <text:p>10000n/1000d</text:p>
          </table:table-cell>
          <table:table-cell office:value-type="string">
            <text:p>O</text:p>
          </table:table-cell>
          <table:table-cell office:value-type="float" office:value="1680.95">
            <text:p>1680.95</text:p>
          </table:table-cell>
          <table:table-cell office:value-type="float" office:value="1402.05">
            <text:p>1402.05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0n/10000d</text:p>
          </table:table-cell>
          <table:table-cell office:value-type="string">
            <text:p>L</text:p>
          </table:table-cell>
          <table:table-cell office:value-type="float" office:value="101297">
            <text:p>101297</text:p>
          </table:table-cell>
          <table:table-cell office:value-type="float" office:value="103857">
            <text:p>103857</text:p>
          </table:table-cell>
          <table:table-cell table:number-columns-repeated="2"/>
          <table:table-cell office:value-type="string">
            <text:p>10000n/10000d</text:p>
          </table:table-cell>
          <table:table-cell office:value-type="string">
            <text:p>L</text:p>
          </table:table-cell>
          <table:table-cell office:value-type="float" office:value="6196.35">
            <text:p>6196.35</text:p>
          </table:table-cell>
          <table:table-cell office:value-type="float" office:value="6037.87">
            <text:p>6037.87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0n/10000d</text:p>
          </table:table-cell>
          <table:table-cell office:value-type="string">
            <text:p>M</text:p>
          </table:table-cell>
          <table:table-cell office:value-type="float" office:value="68037">
            <text:p>68037</text:p>
          </table:table-cell>
          <table:table-cell office:value-type="float" office:value="410844">
            <text:p>410844</text:p>
          </table:table-cell>
          <table:table-cell table:number-columns-repeated="2"/>
          <table:table-cell office:value-type="string">
            <text:p>10000n/10000d</text:p>
          </table:table-cell>
          <table:table-cell office:value-type="string">
            <text:p>M</text:p>
          </table:table-cell>
          <table:table-cell office:value-type="float" office:value="7578.42">
            <text:p>7578.42</text:p>
          </table:table-cell>
          <table:table-cell office:value-type="float" office:value="568.72">
            <text:p>568.72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0n/10000d</text:p>
          </table:table-cell>
          <table:table-cell office:value-type="string">
            <text:p>O</text:p>
          </table:table-cell>
          <table:table-cell office:value-type="float" office:value="94925">
            <text:p>94925</text:p>
          </table:table-cell>
          <table:table-cell office:value-type="float" office:value="551201">
            <text:p>551201</text:p>
          </table:table-cell>
          <table:table-cell table:number-columns-repeated="2"/>
          <table:table-cell office:value-type="string">
            <text:p>10000n/10000d</text:p>
          </table:table-cell>
          <table:table-cell office:value-type="string">
            <text:p>O</text:p>
          </table:table-cell>
          <table:table-cell office:value-type="float" office:value="7288.49">
            <text:p>7288.49</text:p>
          </table:table-cell>
          <table:table-cell office:value-type="float" office:value="1754.56">
            <text:p>1754.56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Jetty</text:p>
          </table:table-cell>
          <table:table-cell office:value-type="string">
            <text:p>1000n/10000d</text:p>
          </table:table-cell>
          <table:table-cell office:value-type="string">
            <text:p>L</text:p>
          </table:table-cell>
          <table:table-cell office:value-type="float" office:value="83032">
            <text:p>83032</text:p>
          </table:table-cell>
          <table:table-cell office:value-type="float" office:value="8344">
            <text:p>8344</text:p>
          </table:table-cell>
          <table:table-cell table:number-columns-repeated="2"/>
          <table:table-cell office:value-type="string">
            <text:p>1000n/10000d</text:p>
          </table:table-cell>
          <table:table-cell office:value-type="string">
            <text:p>L</text:p>
          </table:table-cell>
          <table:table-cell office:value-type="float" office:value="7336.13">
            <text:p>7336.13</text:p>
          </table:table-cell>
          <table:table-cell office:value-type="float" office:value="7169.51">
            <text:p>7169.51</text:p>
          </table:table-cell>
          <table:table-cell/>
        </table:table-row>
        <table:table-row table:style-name="ro1">
          <table:table-cell office:value-type="string">
            <text:p>Grizzly</text:p>
          </table:table-cell>
          <table:table-cell office:value-type="string">
            <text:p>1000n/10000d</text:p>
          </table:table-cell>
          <table:table-cell office:value-type="string">
            <text:p>M</text:p>
          </table:table-cell>
          <table:table-cell office:value-type="float" office:value="26017">
            <text:p>26017</text:p>
          </table:table-cell>
          <table:table-cell office:value-type="float" office:value="1554">
            <text:p>1554</text:p>
          </table:table-cell>
          <table:table-cell table:number-columns-repeated="2"/>
          <table:table-cell office:value-type="string">
            <text:p>1000n/10000d</text:p>
          </table:table-cell>
          <table:table-cell office:value-type="string">
            <text:p>M</text:p>
          </table:table-cell>
          <table:table-cell office:value-type="float" office:value="13095.8">
            <text:p>13095.8</text:p>
          </table:table-cell>
          <table:table-cell office:value-type="float" office:value="5794.89">
            <text:p>5794.89</text:p>
          </table:table-cell>
          <table:table-cell/>
        </table:table-row>
        <table:table-row table:style-name="ro2">
          <table:table-cell office:value-type="string">
            <text:p>OfficeFloor</text:p>
          </table:table-cell>
          <table:table-cell office:value-type="string">
            <text:p>1000n/10000d</text:p>
          </table:table-cell>
          <table:table-cell office:value-type="string">
            <text:p>O</text:p>
          </table:table-cell>
          <table:table-cell office:value-type="float" office:value="99154">
            <text:p>99154</text:p>
          </table:table-cell>
          <table:table-cell office:value-type="float" office:value="559811">
            <text:p>559811</text:p>
          </table:table-cell>
          <table:table-cell table:number-columns-repeated="2"/>
          <table:table-cell office:value-type="string">
            <text:p>1000n/10000d</text:p>
          </table:table-cell>
          <table:table-cell office:value-type="string">
            <text:p>O</text:p>
          </table:table-cell>
          <table:table-cell office:value-type="float" office:value="6587.54">
            <text:p>6587.54</text:p>
          </table:table-cell>
          <table:table-cell office:value-type="float" office:value="252.62">
            <text:p>252.62</text:p>
          </table:table-cell>
          <table:table-cell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Sagenschneider</meta:initial-creator>
    <meta:creation-date>2012-07-27T18:37:06</meta:creation-date>
    <dc:date>2012-08-28T14:10:30</dc:date>
    <dc:creator>Daniel Sagenschneider</dc:creator>
    <meta:editing-duration>PT11H5M14S</meta:editing-duration>
    <meta:editing-cycles>304</meta:editing-cycles>
    <meta:generator>LibreOffice/3.5$Linux_X86_64 LibreOffice_project/350m1$Build-2</meta:generator>
    <meta:document-statistic meta:table-count="1" meta:cell-count="2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16:Performance.E27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17:Performance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17:Performance.D27" chart:label-cell-address="Performance.D16:Performance.D16" chart:class="chart:bar">
            <chart:data-point chart:repeated="11"/>
          </chart:series>
          <chart:series chart:style-name="ch8" chart:values-cell-range-address="Performance.E17:Performance.E27" chart:label-cell-address="Performance.E16:Performance.E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16:Performance.D16</svg:desc>
                </draw:g>
              </table:table-cell>
              <table:table-cell office:value-type="string">
                <text:p>NEWS</text:p>
                <draw:g>
                  <svg:desc>Performance.E16:Performance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d L</text:p>
                <text:list>
                  <text:list-item>
                    <text:p>1000n/100d</text:p>
                  </text:list-item>
                  <text:list-item>
                    <text:p>L</text:p>
                  </text:list-item>
                </text:list>
                <draw:g>
                  <svg:desc>Performance.B17:Performance.C27</svg:desc>
                </draw:g>
              </table:table-cell>
              <table:table-cell office:value-type="float" office:value="36696">
                <text:p>36696</text:p>
                <draw:g>
                  <svg:desc>Performance.D17:Performance.D27</svg:desc>
                </draw:g>
              </table:table-cell>
              <table:table-cell office:value-type="float" office:value="1102421">
                <text:p>1102421</text:p>
                <draw:g>
                  <svg:desc>Performance.E17:Performance.E27</svg:desc>
                </draw:g>
              </table:table-cell>
            </table:table-row>
            <table:table-row>
              <table:table-cell office:value-type="string">
                <text:p>1000n/100d M</text:p>
                <text:list>
                  <text:list-item>
                    <text:p>1000n/1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9525">
                <text:p>29525</text:p>
              </table:table-cell>
              <table:table-cell office:value-type="float" office:value="573639">
                <text:p>573639</text:p>
              </table:table-cell>
            </table:table-row>
            <table:table-row>
              <table:table-cell office:value-type="string">
                <text:p>1000n/100d O</text:p>
                <text:list>
                  <text:list-item>
                    <text:p>1000n/1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32247">
                <text:p>32247</text:p>
              </table:table-cell>
              <table:table-cell office:value-type="float" office:value="762511">
                <text:p>762511</text:p>
              </table:table-cell>
            </table:table-row>
            <table:table-row>
              <table:table-cell office:value-type="string">
                <text:p>1000n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d L</text:p>
                <text:list>
                  <text:list-item>
                    <text:p>1000n/1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90021">
                <text:p>90021</text:p>
              </table:table-cell>
              <table:table-cell office:value-type="float" office:value="120124">
                <text:p>120124</text:p>
              </table:table-cell>
            </table:table-row>
            <table:table-row>
              <table:table-cell office:value-type="string">
                <text:p>1000n/1000d M</text:p>
                <text:list>
                  <text:list-item>
                    <text:p>10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3241">
                <text:p>73241</text:p>
              </table:table-cell>
              <table:table-cell office:value-type="float" office:value="513316">
                <text:p>513316</text:p>
              </table:table-cell>
            </table:table-row>
            <table:table-row>
              <table:table-cell office:value-type="string">
                <text:p>1000n/1000d O</text:p>
                <text:list>
                  <text:list-item>
                    <text:p>10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10170">
                <text:p>110170</text:p>
              </table:table-cell>
              <table:table-cell office:value-type="float" office:value="683776">
                <text:p>683776</text:p>
              </table:table-cell>
            </table:table-row>
            <table:table-row>
              <table:table-cell office:value-type="string">
                <text:p>1000n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d L</text:p>
                <text:list>
                  <text:list-item>
                    <text:p>100n/1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89420">
                <text:p>89420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100n/1000d M</text:p>
                <text:list>
                  <text:list-item>
                    <text:p>1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5439">
                <text:p>75439</text:p>
              </table:table-cell>
              <table:table-cell office:value-type="float" office:value="476279">
                <text:p>476279</text:p>
              </table:table-cell>
            </table:table-row>
            <table:table-row>
              <table:table-cell office:value-type="string">
                <text:p>100n/1000d O</text:p>
                <text:list>
                  <text:list-item>
                    <text:p>1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7401">
                <text:p>107401</text:p>
              </table:table-cell>
              <table:table-cell office:value-type="float" office:value="647503">
                <text:p>647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16:Performance.K27" chart:data-source-has-labels="both" svg:x="0.608cm" svg:y="0.497cm" svg:width="6.028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17:Performance.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17:Performance.J27" chart:label-cell-address="Performance.J16:Performance.J16" chart:class="chart:bar">
            <chart:data-point chart:repeated="11"/>
          </chart:series>
          <chart:series chart:style-name="ch8" chart:values-cell-range-address="Performance.K17:Performance.K27" chart:label-cell-address="Performance.K16:Performance.K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16:Performance.J16</svg:desc>
                </draw:g>
              </table:table-cell>
              <table:table-cell office:value-type="string">
                <text:p>NEWS</text:p>
                <draw:g>
                  <svg:desc>Performance.K16:Performance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n/100d L</text:p>
                <text:list>
                  <text:list-item>
                    <text:p>1000n/100d</text:p>
                  </text:list-item>
                  <text:list-item>
                    <text:p>L</text:p>
                  </text:list-item>
                </text:list>
                <draw:g>
                  <svg:desc>Performance.H17:Performance.I27</svg:desc>
                </draw:g>
              </table:table-cell>
              <table:table-cell office:value-type="float" office:value="197.4">
                <text:p>197.4</text:p>
                <draw:g>
                  <svg:desc>Performance.J17:Performance.J27</svg:desc>
                </draw:g>
              </table:table-cell>
              <table:table-cell office:value-type="float" office:value="80.6">
                <text:p>80.6</text:p>
                <draw:g>
                  <svg:desc>Performance.K17:Performance.K27</svg:desc>
                </draw:g>
              </table:table-cell>
            </table:table-row>
            <table:table-row>
              <table:table-cell office:value-type="string">
                <text:p>1000n/100d M</text:p>
                <text:list>
                  <text:list-item>
                    <text:p>1000n/1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97.43">
                <text:p>197.43</text:p>
              </table:table-cell>
              <table:table-cell office:value-type="float" office:value="89.03">
                <text:p>89.03</text:p>
              </table:table-cell>
            </table:table-row>
            <table:table-row>
              <table:table-cell office:value-type="string">
                <text:p>1000n/100d O</text:p>
                <text:list>
                  <text:list-item>
                    <text:p>1000n/1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267.1">
                <text:p>267.1</text:p>
              </table:table-cell>
              <table:table-cell office:value-type="float" office:value="137.07">
                <text:p>137.07</text:p>
              </table:table-cell>
            </table:table-row>
            <table:table-row>
              <table:table-cell office:value-type="string">
                <text:p>1000n/1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d L</text:p>
                <text:list>
                  <text:list-item>
                    <text:p>1000n/1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681.08">
                <text:p>681.08</text:p>
              </table:table-cell>
              <table:table-cell office:value-type="float" office:value="503.88">
                <text:p>503.88</text:p>
              </table:table-cell>
            </table:table-row>
            <table:table-row>
              <table:table-cell office:value-type="string">
                <text:p>1000n/1000d M</text:p>
                <text:list>
                  <text:list-item>
                    <text:p>10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91.65">
                <text:p>891.6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1000n/1000d O</text:p>
                <text:list>
                  <text:list-item>
                    <text:p>10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04.16">
                <text:p>704.16</text:p>
              </table:table-cell>
              <table:table-cell office:value-type="float" office:value="197.85">
                <text:p>197.85</text:p>
              </table:table-cell>
            </table:table-row>
            <table:table-row>
              <table:table-cell office:value-type="string">
                <text:p>1000n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0d L</text:p>
                <text:list>
                  <text:list-item>
                    <text:p>100n/1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688.5">
                <text:p>688.5</text:p>
              </table:table-cell>
              <table:table-cell office:value-type="float" office:value="504.54">
                <text:p>504.54</text:p>
              </table:table-cell>
            </table:table-row>
            <table:table-row>
              <table:table-cell office:value-type="string">
                <text:p>100n/1000d M</text:p>
                <text:list>
                  <text:list-item>
                    <text:p>1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886.59">
                <text:p>886.59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100n/1000d O</text:p>
                <text:list>
                  <text:list-item>
                    <text:p>1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36.52">
                <text:p>636.52</text:p>
              </table:table-cell>
              <table:table-cell office:value-type="float" office:value="19.06">
                <text:p>19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3.876cm" svg:y="0cm" style:legend-expansion="custom" chartooo:width="2.639cm" chartooo:height="1.37cm" style:legend-expansion-aspect-ratio="1.92627737226277" chart:style-name="ch2"/>
        <chart:plot-area chart:style-name="ch3" table:cell-range-address="Performance.B29:Performance.E40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30:Performance.C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30:Performance.D40" chart:label-cell-address="Performance.D29:Performance.D29" chart:class="chart:bar">
            <chart:data-point chart:repeated="11"/>
          </chart:series>
          <chart:series chart:style-name="ch8" chart:values-cell-range-address="Performance.E30:Performance.E40" chart:label-cell-address="Performance.E29:Performance.E2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29:Performance.D29</svg:desc>
                </draw:g>
              </table:table-cell>
              <table:table-cell office:value-type="string">
                <text:p>NEWS</text:p>
                <draw:g>
                  <svg:desc>Performance.E29:Performance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d L</text:p>
                <text:list>
                  <text:list-item>
                    <text:p>10000n/1000d</text:p>
                  </text:list-item>
                  <text:list-item>
                    <text:p>L</text:p>
                  </text:list-item>
                </text:list>
                <draw:g>
                  <svg:desc>Performance.B30:Performance.C40</svg:desc>
                </draw:g>
              </table:table-cell>
              <table:table-cell office:value-type="float" office:value="72393">
                <text:p>72393</text:p>
                <draw:g>
                  <svg:desc>Performance.D30:Performance.D40</svg:desc>
                </draw:g>
              </table:table-cell>
              <table:table-cell office:value-type="float" office:value="878637">
                <text:p>878637</text:p>
                <draw:g>
                  <svg:desc>Performance.E30:Performance.E40</svg:desc>
                </draw:g>
              </table:table-cell>
            </table:table-row>
            <table:table-row>
              <table:table-cell office:value-type="string">
                <text:p>10000n/1000d M</text:p>
                <text:list>
                  <text:list-item>
                    <text:p>100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33000">
                <text:p>33000</text:p>
              </table:table-cell>
              <table:table-cell office:value-type="float" office:value="553239">
                <text:p>553239</text:p>
              </table:table-cell>
            </table:table-row>
            <table:table-row>
              <table:table-cell office:value-type="string">
                <text:p>10000n/1000d O</text:p>
                <text:list>
                  <text:list-item>
                    <text:p>100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9487">
                <text:p>59487</text:p>
              </table:table-cell>
              <table:table-cell office:value-type="float" office:value="666253">
                <text:p>666253</text:p>
              </table:table-cell>
            </table:table-row>
            <table:table-row>
              <table:table-cell office:value-type="string">
                <text:p>10000n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d L</text:p>
                <text:list>
                  <text:list-item>
                    <text:p>10000n/10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1297">
                <text:p>101297</text:p>
              </table:table-cell>
              <table:table-cell office:value-type="float" office:value="103857">
                <text:p>103857</text:p>
              </table:table-cell>
            </table:table-row>
            <table:table-row>
              <table:table-cell office:value-type="string">
                <text:p>10000n/10000d M</text:p>
                <text:list>
                  <text:list-item>
                    <text:p>10000n/10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68037">
                <text:p>68037</text:p>
              </table:table-cell>
              <table:table-cell office:value-type="float" office:value="410844">
                <text:p>410844</text:p>
              </table:table-cell>
            </table:table-row>
            <table:table-row>
              <table:table-cell office:value-type="string">
                <text:p>10000n/10000d O</text:p>
                <text:list>
                  <text:list-item>
                    <text:p>10000n/10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4925">
                <text:p>94925</text:p>
              </table:table-cell>
              <table:table-cell office:value-type="float" office:value="551201">
                <text:p>551201</text:p>
              </table:table-cell>
            </table:table-row>
            <table:table-row>
              <table:table-cell office:value-type="string">
                <text:p>10000n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d L</text:p>
                <text:list>
                  <text:list-item>
                    <text:p>1000n/10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83032">
                <text:p>83032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1000n/10000d M</text:p>
                <text:list>
                  <text:list-item>
                    <text:p>1000n/10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26017">
                <text:p>2601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000n/10000d O</text:p>
                <text:list>
                  <text:list-item>
                    <text:p>1000n/10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99154">
                <text:p>99154</text:p>
              </table:table-cell>
              <table:table-cell office:value-type="float" office:value="559811">
                <text:p>559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331cm" style:legend-expansion="custom" chartooo:width="3.152cm" chartooo:height="1.171cm" style:legend-expansion-aspect-ratio="2.69171648163962" chart:style-name="ch2"/>
        <chart:plot-area chart:style-name="ch3" table:cell-range-address="Performance.H29:Performance.K40" chart:data-source-has-labels="both" svg:x="0.423cm" svg:y="0.497cm" svg:width="6.21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30:Performance.I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30:Performance.J40" chart:label-cell-address="Performance.J29:Performance.J29" chart:class="chart:bar">
            <chart:data-point chart:repeated="11"/>
          </chart:series>
          <chart:series chart:style-name="ch8" chart:values-cell-range-address="Performance.K30:Performance.K40" chart:label-cell-address="Performance.K29:Performance.K2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29:Performance.J29</svg:desc>
                </draw:g>
              </table:table-cell>
              <table:table-cell office:value-type="string">
                <text:p>NEWS</text:p>
                <draw:g>
                  <svg:desc>Performance.K29:Performance.K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n/1000d L</text:p>
                <text:list>
                  <text:list-item>
                    <text:p>10000n/1000d</text:p>
                  </text:list-item>
                  <text:list-item>
                    <text:p>L</text:p>
                  </text:list-item>
                </text:list>
                <draw:g>
                  <svg:desc>Performance.H30:Performance.I40</svg:desc>
                </draw:g>
              </table:table-cell>
              <table:table-cell office:value-type="float" office:value="995.91">
                <text:p>995.91</text:p>
                <draw:g>
                  <svg:desc>Performance.J30:Performance.J40</svg:desc>
                </draw:g>
              </table:table-cell>
              <table:table-cell office:value-type="float" office:value="849.81">
                <text:p>849.81</text:p>
                <draw:g>
                  <svg:desc>Performance.K30:Performance.K40</svg:desc>
                </draw:g>
              </table:table-cell>
            </table:table-row>
            <table:table-row>
              <table:table-cell office:value-type="string">
                <text:p>10000n/1000d M</text:p>
                <text:list>
                  <text:list-item>
                    <text:p>10000n/1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7.62">
                <text:p>597.62</text:p>
              </table:table-cell>
              <table:table-cell office:value-type="float" office:value="402.68">
                <text:p>402.68</text:p>
              </table:table-cell>
            </table:table-row>
            <table:table-row>
              <table:table-cell office:value-type="string">
                <text:p>10000n/1000d O</text:p>
                <text:list>
                  <text:list-item>
                    <text:p>10000n/1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680.95">
                <text:p>1680.95</text:p>
              </table:table-cell>
              <table:table-cell office:value-type="float" office:value="1402.05">
                <text:p>1402.05</text:p>
              </table:table-cell>
            </table:table-row>
            <table:table-row>
              <table:table-cell office:value-type="string">
                <text:p>10000n/1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n/10000d L</text:p>
                <text:list>
                  <text:list-item>
                    <text:p>10000n/10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6196.35">
                <text:p>6196.35</text:p>
              </table:table-cell>
              <table:table-cell office:value-type="float" office:value="6037.87">
                <text:p>6037.87</text:p>
              </table:table-cell>
            </table:table-row>
            <table:table-row>
              <table:table-cell office:value-type="string">
                <text:p>10000n/10000d M</text:p>
                <text:list>
                  <text:list-item>
                    <text:p>10000n/10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7578.42">
                <text:p>7578.42</text:p>
              </table:table-cell>
              <table:table-cell office:value-type="float" office:value="568.72">
                <text:p>568.72</text:p>
              </table:table-cell>
            </table:table-row>
            <table:table-row>
              <table:table-cell office:value-type="string">
                <text:p>10000n/10000d O</text:p>
                <text:list>
                  <text:list-item>
                    <text:p>10000n/10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7288.49">
                <text:p>7288.49</text:p>
              </table:table-cell>
              <table:table-cell office:value-type="float" office:value="1754.56">
                <text:p>1754.56</text:p>
              </table:table-cell>
            </table:table-row>
            <table:table-row>
              <table:table-cell office:value-type="string">
                <text:p>10000n/1000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n/10000d L</text:p>
                <text:list>
                  <text:list-item>
                    <text:p>1000n/100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7336.13">
                <text:p>7336.13</text:p>
              </table:table-cell>
              <table:table-cell office:value-type="float" office:value="7169.51">
                <text:p>7169.51</text:p>
              </table:table-cell>
            </table:table-row>
            <table:table-row>
              <table:table-cell office:value-type="string">
                <text:p>1000n/10000d M</text:p>
                <text:list>
                  <text:list-item>
                    <text:p>1000n/100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3095.8">
                <text:p>13095.8</text:p>
              </table:table-cell>
              <table:table-cell office:value-type="float" office:value="5794.89">
                <text:p>5794.89</text:p>
              </table:table-cell>
            </table:table-row>
            <table:table-row>
              <table:table-cell office:value-type="string">
                <text:p>1000n/10000d O</text:p>
                <text:list>
                  <text:list-item>
                    <text:p>1000n/100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6587.54">
                <text:p>6587.54</text:p>
              </table:table-cell>
              <table:table-cell office:value-type="float" office:value="252.62">
                <text:p>252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2.232cm" svg:y="0cm" style:legend-expansion="custom" chartooo:width="2.639cm" chartooo:height="1.37cm" style:legend-expansion-aspect-ratio="1.92627737226277" chart:style-name="ch2"/>
        <chart:plot-area chart:style-name="ch3" table:cell-range-address="Performance.B3:Performance.E14" chart:data-source-has-labels="both" svg:x="0.605cm" svg:y="0.221cm" svg:width="6.243cm" svg:height="3.933cm">
          <chartooo:coordinate-region svg:x="2.152cm" svg:y="0.42cm" svg:width="4.696cm" svg:height="3.007cm"/>
          <chart:axis chart:dimension="x" chart:name="primary-x" chart:style-name="ch4" chartooo:axis-type="auto">
            <chartooo:date-scale/>
            <chart:categories table:cell-range-address="Performance.B4:Performance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D4:Performance.D14" chart:label-cell-address="Performance.D3:Performance.D3" chart:class="chart:bar">
            <chart:data-point chart:repeated="11"/>
          </chart:series>
          <chart:series chart:style-name="ch8" chart:values-cell-range-address="Performance.E4:Performance.E14" chart:label-cell-address="Performance.E3:Performance.E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D3:Performance.D3</svg:desc>
                </draw:g>
              </table:table-cell>
              <table:table-cell office:value-type="string">
                <text:p>NEWS</text:p>
                <draw:g>
                  <svg:desc>Performance.E3:Performanc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d L</text:p>
                <text:list>
                  <text:list-item>
                    <text:p>1n/1d</text:p>
                  </text:list-item>
                  <text:list-item>
                    <text:p>L</text:p>
                  </text:list-item>
                </text:list>
                <draw:g>
                  <svg:desc>Performance.B4:Performance.C14</svg:desc>
                </draw:g>
              </table:table-cell>
              <table:table-cell office:value-type="float" office:value="595">
                <text:p>595</text:p>
                <draw:g>
                  <svg:desc>Performance.D4:Performance.D14</svg:desc>
                </draw:g>
              </table:table-cell>
              <table:table-cell office:value-type="float" office:value="142816">
                <text:p>142816</text:p>
                <draw:g>
                  <svg:desc>Performance.E4:Performance.E14</svg:desc>
                </draw:g>
              </table:table-cell>
            </table:table-row>
            <table:table-row>
              <table:table-cell office:value-type="string">
                <text:p>1n/1d M</text:p>
                <text:list>
                  <text:list-item>
                    <text:p>1n/1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142036">
                <text:p>142036</text:p>
              </table:table-cell>
            </table:table-row>
            <table:table-row>
              <table:table-cell office:value-type="string">
                <text:p>1n/1d O</text:p>
                <text:list>
                  <text:list-item>
                    <text:p>1n/1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93">
                <text:p>593</text:p>
              </table:table-cell>
              <table:table-cell office:value-type="float" office:value="311287">
                <text:p>311287</text:p>
              </table:table-cell>
            </table:table-row>
            <table:table-row>
              <table:table-cell office:value-type="string">
                <text:p>1n/1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d L</text:p>
                <text:list>
                  <text:list-item>
                    <text:p>10n/1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915">
                <text:p>5915</text:p>
              </table:table-cell>
              <table:table-cell office:value-type="float" office:value="807110">
                <text:p>807110</text:p>
              </table:table-cell>
            </table:table-row>
            <table:table-row>
              <table:table-cell office:value-type="string">
                <text:p>10n/10d M</text:p>
                <text:list>
                  <text:list-item>
                    <text:p>10n/1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912">
                <text:p>5912</text:p>
              </table:table-cell>
              <table:table-cell office:value-type="float" office:value="597241">
                <text:p>597241</text:p>
              </table:table-cell>
            </table:table-row>
            <table:table-row>
              <table:table-cell office:value-type="string">
                <text:p>10n/10d O</text:p>
                <text:list>
                  <text:list-item>
                    <text:p>10n/1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846">
                <text:p>5846</text:p>
              </table:table-cell>
              <table:table-cell office:value-type="float" office:value="765409">
                <text:p>765409</text:p>
              </table:table-cell>
            </table:table-row>
            <table:table-row>
              <table:table-cell office:value-type="string">
                <text:p>10n/1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d L</text:p>
                <text:list>
                  <text:list-item>
                    <text:p>100n/1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55824">
                <text:p>55824</text:p>
              </table:table-cell>
              <table:table-cell office:value-type="float" office:value="993957">
                <text:p>993957</text:p>
              </table:table-cell>
            </table:table-row>
            <table:table-row>
              <table:table-cell office:value-type="string">
                <text:p>100n/100d M</text:p>
                <text:list>
                  <text:list-item>
                    <text:p>100n/1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53646">
                <text:p>53646</text:p>
              </table:table-cell>
              <table:table-cell office:value-type="float" office:value="568347">
                <text:p>568347</text:p>
              </table:table-cell>
            </table:table-row>
            <table:table-row>
              <table:table-cell office:value-type="string">
                <text:p>100n/100d O</text:p>
                <text:list>
                  <text:list-item>
                    <text:p>100n/1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53836">
                <text:p>53836</text:p>
              </table:table-cell>
              <table:table-cell office:value-type="float" office:value="724884">
                <text:p>7248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fill-color="#ffff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5.001cm" xlink:href=".." xlink:type="simple" chart:class="chart:bar" chart:style-name="ch1">
        <chart:legend svg:x="1.577cm" svg:y="0.597cm" style:legend-expansion="custom" chartooo:width="3.152cm" chartooo:height="1.171cm" style:legend-expansion-aspect-ratio="2.69171648163962" chart:style-name="ch2"/>
        <chart:plot-area chart:style-name="ch3" table:cell-range-address="Performance.H3:Performance.K14" chart:data-source-has-labels="both" svg:x="0.793cm" svg:y="0.497cm" svg:width="5.843cm" svg:height="3.942cm">
          <chartooo:coordinate-region svg:x="1.6cm" svg:y="0.696cm" svg:width="5.036cm" svg:height="3.016cm"/>
          <chart:axis chart:dimension="x" chart:name="primary-x" chart:style-name="ch4" chartooo:axis-type="auto">
            <chartooo:date-scale/>
            <chart:categories table:cell-range-address="Performance.H4:Performance.I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J4:Performance.J14" chart:label-cell-address="Performance.J3:Performance.J3" chart:class="chart:bar">
            <chart:data-point chart:repeated="11"/>
          </chart:series>
          <chart:series chart:style-name="ch8" chart:values-cell-range-address="Performance.K4:Performance.K14" chart:label-cell-address="Performance.K3:Performance.K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JAX</text:p>
                <draw:g>
                  <svg:desc>Performance.J3:Performance.J3</svg:desc>
                </draw:g>
              </table:table-cell>
              <table:table-cell office:value-type="string">
                <text:p>NEWS</text:p>
                <draw:g>
                  <svg:desc>Performance.K3:Performance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/1d L</text:p>
                <text:list>
                  <text:list-item>
                    <text:p>1n/1d</text:p>
                  </text:list-item>
                  <text:list-item>
                    <text:p>L</text:p>
                  </text:list-item>
                </text:list>
                <draw:g>
                  <svg:desc>Performance.H4:Performance.I14</svg:desc>
                </draw:g>
              </table:table-cell>
              <table:table-cell office:value-type="float" office:value="100.64">
                <text:p>100.64</text:p>
                <draw:g>
                  <svg:desc>Performance.J4:Performance.J14</svg:desc>
                </draw:g>
              </table:table-cell>
              <table:table-cell office:value-type="float" office:value="0.39">
                <text:p>0.39</text:p>
                <draw:g>
                  <svg:desc>Performance.K4:Performance.K14</svg:desc>
                </draw:g>
              </table:table-cell>
            </table:table-row>
            <table:table-row>
              <table:table-cell office:value-type="string">
                <text:p>1n/1d M</text:p>
                <text:list>
                  <text:list-item>
                    <text:p>1n/1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0.68">
                <text:p>100.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n/1d O</text:p>
                <text:list>
                  <text:list-item>
                    <text:p>1n/1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1.01">
                <text:p>101.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n/1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n/10d L</text:p>
                <text:list>
                  <text:list-item>
                    <text:p>10n/1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01.75">
                <text:p>101.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n/10d M</text:p>
                <text:list>
                  <text:list-item>
                    <text:p>10n/1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02.92">
                <text:p>102.92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n/10d O</text:p>
                <text:list>
                  <text:list-item>
                    <text:p>10n/1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07">
                <text:p>1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n/10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n/100d L</text:p>
                <text:list>
                  <text:list-item>
                    <text:p>100n/100d</text:p>
                  </text:list-item>
                  <text:list-item>
                    <text:p>L</text:p>
                  </text:list-item>
                </text:list>
              </table:table-cell>
              <table:table-cell office:value-type="float" office:value="111.99">
                <text:p>111.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n/100d M</text:p>
                <text:list>
                  <text:list-item>
                    <text:p>100n/100d</text:p>
                  </text:list-item>
                  <text:list-item>
                    <text:p>M</text:p>
                  </text:list-item>
                </text:list>
              </table:table-cell>
              <table:table-cell office:value-type="float" office:value="120.74">
                <text:p>120.7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00n/100d O</text:p>
                <text:list>
                  <text:list-item>
                    <text:p>100n/100d</text:p>
                  </text:list-item>
                  <text:list-item>
                    <text:p>O</text:p>
                  </text:list-item>
                </text:list>
              </table:table-cell>
              <table:table-cell office:value-type="float" office:value="124.03">
                <text:p>124.03</text:p>
              </table:table-cell>
              <table:table-cell office:value-type="float" office:value="16.26">
                <text:p>16.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